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Arial2" svg:font-family="Arial" style:font-adornments="Regular" style:font-family-generic="swiss"/>
    <style:font-face style:name="Asana Math" svg:font-family="'Asana Math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  <style:text-properties style:font-name="DejaVu Serif"/>
    </style:style>
    <style:style style:name="P5" style:family="paragraph">
      <style:paragraph-properties fo:text-align="center"/>
      <style:text-properties style:font-name="DejaVu Serif" fo:font-style="italic" style:font-style-asian="italic" style:font-style-complex="italic"/>
    </style:style>
    <style:style style:name="T1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text-position="-16% 58%" style:font-name="Times New Roman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DejaVu Serif" fo:font-style="italic" style:font-name-asian="Arial2" style:font-style-asian="italic" style:font-name-complex="Arial2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2.54cm" svg:height="1.778cm" svg:x="5.715cm" svg:y="0.762cm">
          <text:p text:style-name="P1"><text:span text:style-name="T1">j</text:span><text:span text:style-name="T2">0</text:span></text:p>
          <text:p text:style-name="P2"><text:span text:style-name="T3"/></text:p>
          <text:p text:style-name="P2"><text:span text:style-name="T3">[0,</text:span><text:span text:style-name="T4">¼</text:span><text:span text:style-name="T5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3.175cm" svg:y="3.81cm">
          <text:p text:style-name="P1"><text:span text:style-name="T1">left j</text:span><text:span text:style-name="T2">0</text:span></text:p>
          <text:p text:style-name="P2"><text:span text:style-name="T3"/></text:p>
          <text:p text:style-name="P2"><text:span text:style-name="T3">(¾,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15cm" svg:y1="2.54cm" svg:x2="4.445cm" svg:y2="3.81cm">
          <text:p/>
        </draw:line>
        <draw:line draw:style-name="gr2" draw:text-style-name="P2" draw:layer="layout" svg:x1="8.255cm" svg:y1="2.54cm" svg:x2="9.525cm" svg:y2="3.81cm">
          <text:p/>
        </draw:line>
        <draw:line draw:style-name="gr2" draw:text-style-name="P2" draw:layer="layout" svg:x1="3.175cm" svg:y1="5.715cm" svg:x2="1.905cm" svg:y2="6.985cm">
          <text:p/>
        </draw:line>
        <draw:line draw:style-name="gr2" draw:text-style-name="P2" draw:layer="layout" svg:x1="5.715cm" svg:y1="5.715cm" svg:x2="6.985cm" svg:y2="6.985cm">
          <text:p/>
        </draw:line>
        <draw:custom-shape draw:style-name="gr3" draw:text-style-name="P5" draw:layer="layout" svg:width="2.54cm" svg:height="1.905cm" svg:x="8.255cm" svg:y="3.81cm">
          <text:p text:style-name="P4"><text:span text:style-name="T6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4cm" svg:height="1.905cm" svg:x="0.635cm" svg:y="6.985cm">
          <text:p text:style-name="P4"><text:span text:style-name="T6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4cm" svg:height="1.905cm" svg:x="5.715cm" svg:y="6.985cm">
          <text:p text:style-name="P4"><text:span text:style-name="T6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Arial2" svg:font-family="Arial" style:font-adornments="Regular" style:font-family-generic="swiss"/>
    <style:font-face style:name="Asana Math" svg:font-family="'Asana Math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4-02-01T14:46:29.310240230</meta:creation-date>
    <dc:date>2014-02-10T13:04:49.084506644</dc:date>
    <dc:creator>Neil Toronto</dc:creator>
    <meta:editing-duration>PT2H48M12S</meta:editing-duration>
    <meta:editing-cycles>7</meta:editing-cycles>
    <meta:generator>LibreOffice/4.1.3.2$Linux_X86_64 LibreOffice_project/410m0$Build-2</meta:generator>
    <meta:document-statistic meta:object-count="9"/>
  </office:meta>
</office:document-meta>
</file>